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554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22.649999999999999">
            <text:p>22.65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0.50368641037852113">
            <text:p>0.5036864</text:p>
          </table:table-cell>
          <table:table-cell table:style-name="ACE-0" office:value-type="float" office:value="0.50368641037852113">
            <text:p>0.5036864103785211</text:p>
          </table:table-cell>
          <table:table-cell table:style-name="ACE-0" office:value-type="string">
            <text:p>ReintamEtal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2558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22.649999999999999">
            <text:p>22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0.50497524691810391">
            <text:p>0.5049752</text:p>
          </table:table-cell>
          <table:table-cell table:style-name="ACE-0" office:value-type="float" office:value="0.50497524691810391">
            <text:p>0.5049752469181039</text:p>
          </table:table-cell>
          <table:table-cell table:style-name="ACE-0" office:value-type="string">
            <text:p>ReintamEtal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78</text:p>
          </table:table-cell>
          <table:table-cell table:style-name="ACE-0" office:value-type="float" office:value="58.380000000000003">
            <text:p>58.38</text:p>
          </table:table-cell>
          <table:table-cell table:style-name="ACE-0" office:value-type="float" office:value="22.109999999999999">
            <text:p>22.11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 upper par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50149775672479335">
            <text:p>0.5014978</text:p>
          </table:table-cell>
          <table:table-cell table:style-name="ACE-0" office:value-type="float" office:value="0.50109879265470192">
            <text:p>0.5010987926547019</text:p>
          </table:table-cell>
          <table:table-cell table:style-name="ACE-0" office:value-type="string">
            <text:p>SaarseEtal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5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09">
            <text:p>16.09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19</text:p>
          </table:table-cell>
          <table:table-cell table:style-name="ACE-0" office:value-type="string">
            <text:p>SaarseEtal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6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6.039999999999999">
            <text:p>16.04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19</text:p>
          </table:table-cell>
          <table:table-cell table:style-name="ACE-0" office:value-type="string">
            <text:p>SaarseEtal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087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7760">
            <text:p>776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50199601592044529">
            <text:p>0.501996</text:p>
          </table:table-cell>
          <table:table-cell table:style-name="ACE-0" office:value-type="float" office:value="0.50109879265470192">
            <text:p>0.5010987926547019</text:p>
          </table:table-cell>
          <table:table-cell table:style-name="ACE-0" office:value-type="string">
            <text:p>SaarseEtal2009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Saar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South_Saaremaa-01</text:p>
          </table:table-cell>
          <table:table-cell table:style-name="ACE-0" office:value-type="float" office:value="58.259999999999998">
            <text:p>58.26</text:p>
          </table:table-cell>
          <table:table-cell table:style-name="ACE-0" office:value-type="float" office:value="22.09">
            <text:p>22.09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lim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6.109999999999999">
            <text:p>16.11</text:p>
          </table:table-cell>
          <table:table-cell table:style-name="ACE-0" office:value-type="float" office:value="0.70795480081711426">
            <text:p>0.7079548</text:p>
          </table:table-cell>
          <table:table-cell table:style-name="ACE-0" office:value-type="float" office:value="0.7073188814106407">
            <text:p>0.7073188814106407</text:p>
          </table:table-cell>
          <table:table-cell table:style-name="ACE-0" office:value-type="string">
            <text:p>SaarseEtal2009,RosentauEtal2021</text:p>
          </table:table-cell>
          <table:table-cell table:number-columns-repeated="240" table:style-name="ACE-0"/>
        </table:table-row>
        <table:table-row table:style-name="AROW-1" table:number-rows-repeated="72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4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05:2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